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>
      <style:graphic-properties draw:fill="solid" draw:fill-color="#e6e6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7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style:font-name="Courier"/>
    </style:style>
    <style:style style:name="P2" style:family="paragraph">
      <style:paragraph-properties fo:text-align="center"/>
    </style:style>
    <style:style style:name="P3" style:family="paragraph">
      <style:text-properties style:font-name="Courier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Courier"/>
    </style:style>
    <style:style style:name="T2" style:family="text">
      <style:text-properties style:font-name="Courier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Courier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Courier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Courier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3.2cm" svg:height="2cm" svg:x="4.6cm" svg:y="4.4cm">
          <text:p text:style-name="P1"><text:span text:style-name="T1">FRAME 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2cm" svg:height="2cm" svg:x="9.9cm" svg:y="4.4cm">
          <text:p text:style-name="P1"><text:span text:style-name="T1">FRAME 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2cm" svg:height="2cm" svg:x="15.2cm" svg:y="4.4cm">
          <text:p text:style-name="P1"><text:span text:style-name="T1">FRAME 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cm" svg:height="2cm" svg:x="22.4cm" svg:y="4.4cm">
          <text:p text:style-name="P1"><text:span text:style-name="T1">FRAME N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6.2cm" svg:y1="4.4cm" svg:x2="11.5cm" svg:y2="4.4cm" draw:start-shape="id1" draw:end-shape="id2" draw:end-glue-point="0" svg:d="m6200 4400c0-751 5300-751 5300 0" svg:viewBox="0 0 5301 564">
          <text:p/>
        </draw:connector>
        <draw:connector draw:style-name="gr2" draw:text-style-name="P2" draw:layer="layout" draw:type="curve" svg:x1="11.5cm" svg:y1="4.4cm" svg:x2="16.8cm" svg:y2="4.4cm" draw:start-shape="id2" draw:end-shape="id3" draw:end-glue-point="0" svg:d="m11500 4400c0-751 5300-751 5300 0" svg:viewBox="0 0 5301 564">
          <text:p/>
        </draw:connector>
        <draw:connector draw:style-name="gr2" draw:text-style-name="P2" draw:layer="layout" draw:type="curve" svg:x1="16.8cm" svg:y1="6.4cm" svg:x2="6.2cm" svg:y2="6.4cm" draw:start-shape="id3" draw:start-glue-point="2" draw:end-shape="id1" svg:d="m16800 6400c0 751-10600 751-10600 0" svg:viewBox="0 0 10601 564">
          <text:p/>
        </draw:connector>
        <draw:frame draw:style-name="gr3" draw:text-style-name="P3" draw:layer="layout" svg:width="5.909cm" svg:height="1.362cm" svg:x="8.891cm" svg:y="7.238cm">
          <draw:text-box>
            <text:p text:style-name="P3"><text:span text:style-name="T2">ICP(FRAME1,FRAME3</text:span><text:span text:style-name="T3">)</text:span></text:p>
          </draw:text-box>
        </draw:frame>
        <draw:frame draw:style-name="gr3" draw:text-style-name="P3" draw:layer="layout" svg:width="5.909cm" svg:height="1.362cm" svg:x="11.5cm" svg:y="2.475cm">
          <draw:text-box>
            <text:p text:style-name="P3"><text:span text:style-name="T2">ICP(FRAME2,FRAME3</text:span><text:span text:style-name="T3">)</text:span></text:p>
          </draw:text-box>
        </draw:frame>
        <draw:frame draw:style-name="gr3" draw:text-style-name="P3" draw:layer="layout" svg:width="5.909cm" svg:height="1.362cm" svg:x="5.791cm" svg:y="2.475cm">
          <draw:text-box>
            <text:p text:style-name="P3"><text:span text:style-name="T2">ICP(FRAME1,FRAME2</text:span><text:span text:style-name="T3">)</text:span></text:p>
          </draw:text-box>
        </draw:frame>
        <draw:frame draw:style-name="gr4" draw:layer="layout" svg:width="1.035cm" svg:height="0.962cm" svg:x="19.8cm" svg:y="4.8cm">
          <draw:text-box>
            <text:p>...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6" draw:text-style-name="P1" xml:id="id4" draw:id="id4" draw:layer="Layout" svg:width="3.2cm" svg:height="2cm" svg:x="4.6cm" svg:y="4.4cm">
          <text:p text:style-name="P1"><text:span text:style-name="T1">X1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3.2cm" svg:height="2cm" svg:x="9.9cm" svg:y="4.4cm">
          <text:p text:style-name="P1"><text:span text:style-name="T1">X2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3.2cm" svg:height="2cm" svg:x="15.2cm" svg:y="4.4cm">
          <text:p text:style-name="P1"><text:span text:style-name="T1">X3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2cm" svg:height="2cm" svg:x="22.4cm" svg:y="4.4cm">
          <text:p text:style-name="P1"><text:span text:style-name="T1">XN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6.2cm" svg:y1="4.4cm" svg:x2="11.5cm" svg:y2="4.4cm" draw:start-shape="id4" draw:end-shape="id5" draw:end-glue-point="0" svg:d="m6200 4400c0-751 5300-751 5300 0" svg:viewBox="0 0 5301 564">
          <text:p/>
        </draw:connector>
        <draw:connector draw:style-name="gr2" draw:text-style-name="P2" draw:layer="layout" draw:type="curve" svg:x1="11.5cm" svg:y1="4.4cm" svg:x2="16.8cm" svg:y2="4.4cm" draw:start-shape="id5" draw:end-shape="id6" draw:end-glue-point="0" svg:d="m11500 4400c0-751 5300-751 5300 0" svg:viewBox="0 0 5301 564">
          <text:p/>
        </draw:connector>
        <draw:connector draw:style-name="gr2" draw:text-style-name="P2" draw:layer="layout" draw:type="curve" svg:x1="16.8cm" svg:y1="6.4cm" svg:x2="6.2cm" svg:y2="6.4cm" draw:start-shape="id6" draw:start-glue-point="2" draw:end-shape="id4" svg:d="m16800 6400c0 751-10600 751-10600 0" svg:viewBox="0 0 10601 564">
          <text:p/>
        </draw:connector>
        <draw:frame draw:style-name="gr7" draw:text-style-name="P3" draw:layer="layout" svg:width="1.509cm" svg:height="1.037cm" svg:x="8.091cm" svg:y="2.8cm">
          <draw:text-box>
            <text:p text:style-name="P3"><text:span text:style-name="T4">Z</text:span><text:span text:style-name="T5">12</text:span></text:p>
          </draw:text-box>
        </draw:frame>
        <draw:frame draw:style-name="gr4" draw:layer="layout" svg:width="1.035cm" svg:height="0.962cm" svg:x="19.8cm" svg:y="4.8cm">
          <draw:text-box>
            <text:p>...</text:p>
          </draw:text-box>
        </draw:frame>
        <draw:frame draw:style-name="gr7" draw:text-style-name="P3" draw:layer="layout" svg:width="1.509cm" svg:height="1.037cm" svg:x="13.575cm" svg:y="2.684cm">
          <draw:text-box>
            <text:p text:style-name="P3"><text:span text:style-name="T4">Z</text:span><text:span text:style-name="T5">23</text:span></text:p>
          </draw:text-box>
        </draw:frame>
        <draw:frame draw:style-name="gr7" draw:text-style-name="P3" draw:layer="layout" svg:width="1.509cm" svg:height="1.037cm" svg:x="10.2cm" svg:y="7.4cm">
          <draw:text-box>
            <text:p text:style-name="P3"><text:span text:style-name="T4">Z</text:span><text:span text:style-name="T5">13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t </meta:initial-creator>
    <meta:creation-date>2014-12-25T13:08:59.111454105</meta:creation-date>
    <dc:date>2014-12-25T14:09:29.428709824</dc:date>
    <dc:creator>not </dc:creator>
    <meta:editing-duration>PT44M59S</meta:editing-duration>
    <meta:editing-cycles>2</meta:editing-cycles>
    <meta:generator>LibreOffice/4.1.2.3$Linux_X86_64 LibreOffice_project/410m0$Build-3</meta:generator>
    <meta:document-statistic meta:object-count="47"/>
  </office:meta>
</office:document-meta>
</file>